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2pt" fo:font-weight="bold" officeooo:rsid="000f5b7d" officeooo:paragraph-rsid="000f5b7d" style:font-size-asian="10.5pt" style:font-weight-asian="bold" style:font-size-complex="12pt" style:font-weight-complex="bold"/>
    </style:style>
    <style:style style:name="P2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FreeSans" fo:font-size="13pt" fo:font-weight="bold" officeooo:rsid="000f5b7d" officeooo:paragraph-rsid="000f5b7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FreeSans" fo:font-weight="normal" officeooo:paragraph-rsid="000f5b7d" style:font-weight-asian="normal" style:font-weight-complex="normal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>
        <style:tab-stops>
          <style:tab-stop style:position="0.6252in"/>
        </style:tab-stops>
      </style:paragraph-properties>
      <style:text-properties fo:font-size="48pt" fo:font-weight="bold" officeooo:rsid="000f5b7d" officeooo:paragraph-rsid="000f5b7d" style:font-size-asian="48pt" style:font-weight-asian="bold" style:font-size-complex="48pt" style:font-weight-complex="bold"/>
    </style:style>
    <style:style style:name="P5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FreeSans" officeooo:rsid="00107492" officeooo:paragraph-rsid="000f5b7d"/>
    </style:style>
    <style:style style:name="P6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FreeSans" fo:font-size="12pt" fo:font-weight="normal" officeooo:rsid="0013bb28" officeooo:paragraph-rsid="001b6e60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FreeSans" fo:font-size="12pt" fo:font-weight="normal" officeooo:rsid="0013bb28" officeooo:paragraph-rsid="00107492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FreeSans" fo:font-size="12pt" fo:font-weight="normal" officeooo:rsid="00198f1f" officeooo:paragraph-rsid="00198f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FreeSans" fo:font-size="12pt" fo:font-weight="bold" officeooo:rsid="00198f1f" officeooo:paragraph-rsid="00198f1f" style:font-size-asian="12pt" style:font-weight-asian="bold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FreeSans" fo:font-size="12pt" fo:font-weight="bold" officeooo:rsid="00198f1f" officeooo:paragraph-rsid="001e7d9d" style:font-size-asian="12pt" style:font-weight-asian="bold" style:font-size-complex="12pt" style:font-weight-complex="bold"/>
    </style:style>
    <style:style style:name="P11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FreeSans" fo:font-size="13pt" fo:font-weight="bold" officeooo:rsid="00107492" officeooo:paragraph-rsid="001b6e60" style:font-size-asian="13pt" style:font-weight-asian="bold" style:font-size-complex="13pt" style:font-weight-complex="bold"/>
    </style:style>
    <style:style style:name="P12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FreeSans" fo:font-size="13pt" fo:font-weight="normal" officeooo:rsid="001b6e60" officeooo:paragraph-rsid="001b6e60" style:font-size-asian="13pt" style:font-weight-asian="normal" style:font-size-complex="13pt" style:font-weight-complex="normal"/>
    </style:style>
    <style:style style:name="P13" style:family="paragraph" style:parent-style-name="Standard" style:list-style-name="L2">
      <style:paragraph-properties>
        <style:tab-stops>
          <style:tab-stop style:position="2.5626in"/>
        </style:tab-stops>
      </style:paragraph-properties>
      <style:text-properties style:font-name="FreeSans" officeooo:rsid="001b6e60" officeooo:paragraph-rsid="001d2b00"/>
    </style:style>
    <style:style style:name="P14" style:family="paragraph" style:parent-style-name="Standard">
      <style:paragraph-properties>
        <style:tab-stops>
          <style:tab-stop style:position="2.5626in"/>
        </style:tab-stops>
      </style:paragraph-properties>
      <style:text-properties style:font-name="FreeSans" officeooo:rsid="001b6e60" officeooo:paragraph-rsid="001e7d9d"/>
    </style:style>
    <style:style style:name="P15" style:family="paragraph" style:parent-style-name="Standard" style:list-style-name="L2">
      <style:paragraph-properties>
        <style:tab-stops>
          <style:tab-stop style:position="2.5626in"/>
        </style:tab-stops>
      </style:paragraph-properties>
      <style:text-properties style:font-name="FreeSans" officeooo:rsid="001d2b00" officeooo:paragraph-rsid="001d2b00"/>
    </style:style>
    <style:style style:name="P16" style:family="paragraph" style:parent-style-name="Standard" style:list-style-name="L2">
      <style:paragraph-properties>
        <style:tab-stops>
          <style:tab-stop style:position="2.5626in"/>
        </style:tab-stops>
      </style:paragraph-properties>
      <style:text-properties style:font-name="FreeSans" officeooo:rsid="001e7d9d" officeooo:paragraph-rsid="001e7d9d"/>
    </style:style>
    <style:style style:name="P17" style:family="paragraph" style:parent-style-name="Standard">
      <style:paragraph-properties>
        <style:tab-stops>
          <style:tab-stop style:position="2.5626in"/>
        </style:tab-stops>
      </style:paragraph-properties>
      <style:text-properties fo:font-size="12pt" fo:font-weight="normal" officeooo:rsid="0013bb28" officeooo:paragraph-rsid="001b6e6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2.5626in"/>
        </style:tab-stops>
      </style:paragraph-properties>
      <style:text-properties fo:font-size="13pt" fo:font-weight="bold" officeooo:rsid="0013bb28" officeooo:paragraph-rsid="001b6e60" style:font-size-asian="13pt" style:font-weight-asian="bold" style:font-size-complex="13pt" style:font-weight-complex="bold"/>
    </style:style>
    <style:style style:name="P19" style:family="paragraph" style:parent-style-name="Standard">
      <style:paragraph-properties>
        <style:tab-stops>
          <style:tab-stop style:position="2.5626in"/>
        </style:tab-stops>
      </style:paragraph-properties>
      <style:text-properties fo:font-size="13pt" fo:font-weight="normal" officeooo:rsid="0013bb28" officeooo:paragraph-rsid="001b6e60" style:font-size-asian="13pt" style:font-weight-asian="normal" style:font-size-complex="13pt" style:font-weight-complex="normal"/>
    </style:style>
    <style:style style:name="T1" style:family="text">
      <style:text-properties style:font-name="FreeSans"/>
    </style:style>
    <style:style style:name="T2" style:family="text">
      <style:text-properties style:font-name="FreeSans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FreeSans" fo:font-size="12pt" style:font-size-asian="12pt" style:font-size-complex="12pt"/>
    </style:style>
    <style:style style:name="T4" style:family="text">
      <style:text-properties style:font-name="FreeSans" fo:font-weight="bold" style:font-weight-asian="bold" style:font-weight-complex="bold"/>
    </style:style>
    <style:style style:name="T5" style:family="text">
      <style:text-properties style:font-name="FreeSans" officeooo:rsid="001213bd"/>
    </style:style>
    <style:style style:name="T6" style:family="text">
      <style:text-properties style:font-name="FreeSans" officeooo:rsid="0015d01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5d011" style:font-weight-asian="normal" style:font-weight-complex="normal"/>
    </style:style>
    <style:style style:name="T9" style:family="text">
      <style:text-properties fo:font-weight="normal" officeooo:rsid="00161ce2" style:font-weight-asian="normal" style:font-weight-complex="normal"/>
    </style:style>
    <style:style style:name="T10" style:family="text">
      <style:text-properties fo:font-weight="normal" officeooo:rsid="0016e03a" style:font-weight-asian="normal" style:font-weight-complex="normal"/>
    </style:style>
    <style:style style:name="T11" style:family="text">
      <style:text-properties fo:font-weight="normal" officeooo:rsid="0019bc91" style:font-weight-asian="normal" style:font-weight-complex="normal"/>
    </style:style>
    <style:style style:name="T12" style:family="text">
      <style:text-properties fo:font-weight="normal" officeooo:rsid="001e7d9d" style:font-weight-asian="normal" style:font-weight-complex="normal"/>
    </style:style>
    <style:style style:name="T13" style:family="text">
      <style:text-properties fo:font-weight="normal" officeooo:rsid="001f5150" style:font-weight-asian="normal" style:font-weight-complex="normal"/>
    </style:style>
    <style:style style:name="T14" style:family="text">
      <style:text-properties style:font-name="Andale Mono" fo:font-weight="normal" style:font-weight-asian="normal" style:font-weight-complex="normal"/>
    </style:style>
    <style:style style:name="T15" style:family="text">
      <style:text-properties officeooo:rsid="0013bb28"/>
    </style:style>
    <style:style style:name="T16" style:family="text">
      <style:text-properties officeooo:rsid="0015d011"/>
    </style:style>
    <style:style style:name="T17" style:family="text">
      <style:text-properties style:text-position="super 58%" fo:font-weight="normal" officeooo:rsid="0016e03a" style:font-weight-asian="normal" style:font-weight-complex="normal"/>
    </style:style>
    <style:style style:name="T18" style:family="text">
      <style:text-properties officeooo:rsid="0019bc91"/>
    </style:style>
    <style:style style:name="T19" style:family="text">
      <style:text-properties officeooo:rsid="000f8cf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ize="13pt" fo:font-weight="bold" officeooo:rsid="001e7d9d" style:font-size-asian="13pt" style:font-weight-asian="bold" style:font-size-complex="13pt" style:font-weight-complex="bold"/>
    </style:style>
    <style:style style:name="T23" style:family="text">
      <style:text-properties fo:font-size="13pt" fo:font-weight="normal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1e7d9d" style:font-size-asian="13pt" style:font-weight-asian="normal" style:font-size-complex="13pt" style:font-weight-complex="normal"/>
    </style:style>
    <style:style style:name="T25" style:family="text">
      <style:text-properties officeooo:rsid="001d2b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ETER</text:span> <text:span text:style-name="T14">CAMEJO</text:span></text:p>
      <text:p text:style-name="P1"><text:span text:style-name="T10">2606 NW 34</text:span><text:span text:style-name="T17">th</text:span><text:span text:style-name="T10"> ST Gainesville</text:span><text:span text:style-name="T7">, Florida 3260</text:span><text:span text:style-name="T10">5</text:span><text:span text:style-name="T7"> | C: (478) 960-2195 | </text:span><text:a xlink:type="simple" xlink:href="mailto:pa.camejo@gmail.com"><text:span text:style-name="T9">pa</text:span></text:a><text:a xlink:type="simple" xlink:href="mailto:pa.camejo@gmail.com"><text:span text:style-name="T8">.camejo</text:span></text:a><text:a xlink:type="simple" xlink:href="mailto:pa.camejo@gmail.com"><text:span text:style-name="T9">@gmail.com</text:span></text:a></text:p>
      <text:p text:style-name="P3"/>
      <text:p text:style-name="P2">S<text:span text:style-name="T15">UMMARY</text:span></text:p>
      <text:p text:style-name="P8">Computer Science student minoring in Business Administration seeking to acquire an internship opportunity in the <text:span text:style-name="T18">computer science</text:span> field. </text:p>
      <text:p text:style-name="P8"/>
      <text:p text:style-name="P18"><text:span text:style-name="T5">E</text:span><text:span text:style-name="T1">DUCATION</text:span></text:p>
      <text:p text:style-name="P19"><text:span text:style-name="T1">201</text:span><text:span text:style-name="T6">6 <text:s text:c="16"/></text:span><text:span text:style-name="T1"><text:s text:c="9"/></text:span><text:span text:style-name="T2">Bachelor of Science: </text:span><text:span text:style-name="T3">Computer Science</text:span></text:p>
      <text:p text:style-name="P17"><text:span text:style-name="T1"><text:s text:c="38"/></text:span><text:span text:style-name="T4">University of Florida –</text:span><text:span text:style-name="T1"> Gainesville, Florida, U.S.A</text:span></text:p>
      <text:p text:style-name="P6"><text:s text:c="38"/><text:span text:style-name="T16">Plan to receive a Business Administration Minor. <text:s text:c="2"/></text:span></text:p>
      <text:p text:style-name="P5"/>
      <text:p text:style-name="P11"><text:span text:style-name="T19">EXPERIENCE</text:span></text:p>
      <text:p text:style-name="P12">2014 <text:s text:c="25"/><text:span text:style-name="T20">Fitty</text:span></text:p>
      <text:p text:style-name="P12"><text:span text:style-name="T20"><text:s text:c="31"/></text:span>Fitness web application for the casual athlete coded with MEAN.js.<text:line-break/> <text:s text:c="34"/>Originally a group project for UF's Introduction to Software</text:p>
      <text:p text:style-name="P12"><text:s text:c="35"/>Engineering course, it is currently worked on by only myself. </text:p>
      <text:p text:style-name="P14"><text:span text:style-name="T21">SKILLS</text:span></text:p>
      <text:p text:style-name="P14"><text:span text:style-name="T23"><text:tab/></text:span></text:p>
      <text:list xml:id="list1688851879601721315" text:style-name="L2">
        <text:list-item>
          <text:p text:style-name="P13"><text:span text:style-name="T20">Languages<text:tab/></text:span>: <text:tab/>C, C++ , Java, Pytho<text:span text:style-name="T25">n, </text:span>Unix shell scripts</text:p>
        </text:list-item>
        <text:list-item>
          <text:p text:style-name="P13"><text:span text:style-name="T20">Databases<text:tab/></text:span>: <text:tab/>Oracle, SQL, MongoDB</text:p>
        </text:list-item>
        <text:list-item>
          <text:p text:style-name="P16"><text:span text:style-name="T20">Modeling Languages<text:tab/>:</text:span> <text:tab/>UML</text:p>
        </text:list-item>
        <text:list-item>
          <text:p text:style-name="P15"><text:span text:style-name="T20">Operating Systems<text:tab/>:</text:span> <text:tab/>UNIX, Linux, Xinu, <text:span text:style-name="T23">Windows(Vista/XP/7/8)</text:span></text:p>
        </text:list-item>
        <text:list-item>
          <text:p text:style-name="P15"><text:span text:style-name="T22">Web<text:tab/>: <text:tab/></text:span><text:span text:style-name="T24">HTML/CSS, Javascript, MEAN.js, Web Design</text:span></text:p>
        </text:list-item>
        <text:list-item>
          <text:p text:style-name="P16"><text:span text:style-name="T21">Tools/Software<text:tab/></text:span><text:span text:style-name="T23">: <text:tab/>Git, make, Emacs, Vim, Eclipse, SublimeText</text:span></text:p>
        </text:list-item>
      </text:list>
      <text:p text:style-name="P7"/>
      <text:p text:style-name="P9">EXTRACURRICULARS </text:p>
      <text:p text:style-name="P9"/>
      <text:p text:style-name="P9">2012 <text:s text:c="25"/>Gator Gaming</text:p>
      <text:p text:style-name="P10"><text:s text:c="34"/><text:span text:style-name="T11">Possess a vital role in the club's bi-semester LAN </text:span><text:span text:style-name="T12">Tournaments </text:span><text:span text:style-name="T11">tha</text:span><text:span text:style-name="T12">t</text:span></text:p>
      <text:p text:style-name="P10"><text:span text:style-name="T12"><text:s text:c="38"/>attract 500+ </text:span><text:span text:style-name="T13">attendees.</text:span><text:span text:style-name="T12"> In charge of registration, supply acquisition, and </text:span></text:p>
      <text:p text:style-name="P10"><text:span text:style-name="T12"><text:s text:c="38"/>providing information to attendees and competitors.</text:span><text:span text:style-name="T11"> <text:s/><text:tab/></text:span></text:p>
      <text:p text:style-name="P9"><text:span text:style-name="T11"><text:s text:c="33"/></text:span></text:p>
      <text:p text:style-name="P9"><text:s text:c="54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9075in" fo:text-indent="-0.1575in" fo:margin-left="1.9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.0654in" fo:text-indent="-0.1575in" fo:margin-left="2.0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222in" fo:text-indent="-0.1575in" fo:margin-left="2.2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3799in" fo:text-indent="-0.1575in" fo:margin-left="2.3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5374in" fo:text-indent="-0.1575in" fo:margin-left="2.5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6953in" fo:text-indent="-0.1575in" fo:margin-left="2.6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852in" fo:text-indent="-0.1575in" fo:margin-left="2.8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0098in" fo:text-indent="-0.1575in" fo:margin-left="3.0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1673in" fo:text-indent="-0.1575in" fo:margin-left="3.1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3.3252in" fo:text-indent="-0.1575in" fo:margin-left="3.32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Alex</meta:initial-creator>
    <meta:creation-date>2014-01-22T19:05:31.791393201</meta:creation-date>
    <dc:date>2015-02-01T15:06:32.097957476</dc:date>
    <meta:editing-duration>PT1H17M6S</meta:editing-duration>
    <meta:editing-cycles>11</meta:editing-cycles>
    <meta:generator>LibreOffice/4.2.7.2$Linux_X86_64 LibreOffice_project/420m0$Build-2</meta:generator>
    <meta:document-statistic meta:table-count="0" meta:image-count="0" meta:object-count="0" meta:page-count="1" meta:paragraph-count="27" meta:word-count="165" meta:character-count="1577" meta:non-whitespace-character-count="974"/>
  </office:meta>
</office:document-meta>
</file>